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0625in" table:align="left"/>
    </style:style>
    <style:style style:name="Table3.A" style:family="table-column">
      <style:table-column-properties style:column-width="1.8125in"/>
    </style:style>
    <style:style style:name="Table3.B" style:family="table-column">
      <style:table-column-properties style:column-width="2.9375in"/>
    </style:style>
    <style:style style:name="Table3.C" style:family="table-column">
      <style:table-column-properties style:column-width="1.3125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e0319" officeooo:paragraph-rsid="001e0319"/>
    </style:style>
    <style:style style:name="P2" style:family="paragraph" style:parent-style-name="Text_20_body">
      <style:text-properties officeooo:rsid="001f80c2" officeooo:paragraph-rsid="001f80c2"/>
    </style:style>
    <style:style style:name="P3" style:family="paragraph" style:parent-style-name="Text_20_body">
      <style:text-properties officeooo:rsid="002260ea" officeooo:paragraph-rsid="002260ea"/>
    </style:style>
    <style:style style:name="P4" style:family="paragraph" style:parent-style-name="Text_20_body">
      <style:text-properties officeooo:rsid="00282f8a" officeooo:paragraph-rsid="00282f8a"/>
    </style:style>
    <style:style style:name="P5" style:family="paragraph" style:parent-style-name="Text_20_body">
      <style:text-properties officeooo:rsid="002990a9" officeooo:paragraph-rsid="002990a9"/>
    </style:style>
    <style:style style:name="P6" style:family="paragraph" style:parent-style-name="Text_20_body">
      <style:paragraph-properties fo:break-before="page"/>
      <style:text-properties officeooo:rsid="001edb92" officeooo:paragraph-rsid="001f80c2"/>
    </style:style>
    <style:style style:name="P7" style:family="paragraph" style:parent-style-name="Title">
      <style:text-properties officeooo:rsid="001e0319" officeooo:paragraph-rsid="001e0319"/>
    </style:style>
    <style:style style:name="P8" style:family="paragraph" style:parent-style-name="Drawing">
      <style:text-properties officeooo:rsid="001f80c2" officeooo:paragraph-rsid="001f80c2"/>
    </style:style>
    <style:style style:name="P9" style:family="paragraph" style:parent-style-name="Drawing">
      <style:text-properties officeooo:rsid="001f80c2" officeooo:paragraph-rsid="002260ea"/>
    </style:style>
    <style:style style:name="P10" style:family="paragraph" style:parent-style-name="Drawing">
      <style:text-properties officeooo:rsid="001f80c2" officeooo:paragraph-rsid="002990a9"/>
    </style:style>
    <style:style style:name="P11" style:family="paragraph" style:parent-style-name="Frame_20_contents">
      <style:text-properties officeooo:rsid="001edb92" officeooo:paragraph-rsid="001edb92"/>
    </style:style>
    <style:style style:name="P12" style:family="paragraph" style:parent-style-name="Table_20_Contents">
      <style:text-properties officeooo:rsid="0020933f" officeooo:paragraph-rsid="0020933f"/>
    </style:style>
    <style:style style:name="P13" style:family="paragraph" style:parent-style-name="Table_20_Contents">
      <style:text-properties fo:font-weight="bold" officeooo:rsid="0020933f" officeooo:paragraph-rsid="0020933f" style:font-weight-asian="bold" style:font-weight-complex="bold"/>
    </style:style>
    <style:style style:name="P14" style:family="paragraph" style:parent-style-name="Table_20_Contents">
      <style:text-properties fo:font-weight="bold" officeooo:rsid="002260ea" officeooo:paragraph-rsid="002260ea" style:font-weight-asian="bold" style:font-weight-complex="bold"/>
    </style:style>
    <style:style style:name="P15" style:family="paragraph" style:parent-style-name="Table_20_Contents">
      <style:text-properties fo:font-weight="bold" officeooo:rsid="002990a9" officeooo:paragraph-rsid="002990a9" style:font-weight-asian="bold" style:font-weight-complex="bold"/>
    </style:style>
    <style:style style:name="P16" style:family="paragraph" style:parent-style-name="Table_20_Contents">
      <style:text-properties officeooo:rsid="002260ea" officeooo:paragraph-rsid="002260ea"/>
    </style:style>
    <style:style style:name="P17" style:family="paragraph" style:parent-style-name="Table_20_Contents">
      <style:text-properties officeooo:rsid="0023b48d" officeooo:paragraph-rsid="0023b48d"/>
    </style:style>
    <style:style style:name="P18" style:family="paragraph" style:parent-style-name="Table_20_Contents">
      <style:text-properties officeooo:rsid="002990a9" officeooo:paragraph-rsid="002990a9"/>
    </style:style>
    <style:style style:name="P19" style:family="paragraph" style:parent-style-name="Table_20_Contents">
      <style:text-properties fo:font-weight="normal" officeooo:rsid="002990a9" officeooo:paragraph-rsid="002990a9" style:font-weight-asian="normal" style:font-weight-complex="normal"/>
    </style:style>
    <style:style style:name="P20" style:family="paragraph" style:parent-style-name="Standard">
      <style:text-properties officeooo:rsid="002990a9" officeooo:paragraph-rsid="00309d33"/>
    </style:style>
    <style:style style:name="P21" style:family="paragraph" style:parent-style-name="Text_20_body">
      <style:text-properties officeooo:rsid="001e0319"/>
    </style:style>
    <style:style style:name="P22" style:family="paragraph" style:parent-style-name="Text_20_body" style:list-style-name="L93">
      <style:text-properties officeooo:rsid="001e0319" officeooo:paragraph-rsid="001e0319"/>
    </style:style>
    <style:style style:name="P23" style:family="paragraph" style:parent-style-name="Text_20_body" style:list-style-name="L93">
      <style:text-properties officeooo:rsid="001e0319" officeooo:paragraph-rsid="001edb92"/>
    </style:style>
    <style:style style:name="P24" style:family="paragraph" style:parent-style-name="Text_20_body">
      <style:text-properties officeooo:rsid="001edb92" officeooo:paragraph-rsid="001edb92"/>
    </style:style>
    <style:style style:name="P25" style:family="paragraph" style:parent-style-name="Text_20_body">
      <style:text-properties fo:font-style="normal" fo:font-weight="normal" officeooo:rsid="002990a9" style:font-style-asian="normal" style:font-weight-asian="normal" style:font-style-complex="normal" style:font-weight-complex="normal"/>
    </style:style>
    <style:style style:name="P26" style:family="paragraph" style:parent-style-name="Text_20_body" style:list-style-name="L94">
      <style:text-properties fo:font-style="normal" fo:font-weight="normal" officeooo:rsid="002b52b9" officeooo:paragraph-rsid="00309d33" style:font-style-asian="normal" style:font-weight-asian="normal" style:font-style-complex="normal" style:font-weight-complex="normal"/>
    </style:style>
    <style:style style:name="P27" style:family="paragraph" style:parent-style-name="Text_20_body">
      <style:text-properties fo:font-style="normal" fo:font-weight="normal" officeooo:rsid="002b52b9" officeooo:paragraph-rsid="002b52b9" style:font-style-asian="normal" style:font-weight-asian="normal" style:font-style-complex="normal" style:font-weight-complex="normal"/>
    </style:style>
    <style:style style:name="P28" style:family="paragraph" style:parent-style-name="Text_20_body" style:list-style-name="L95">
      <style:text-properties fo:font-style="normal" fo:font-weight="normal" officeooo:rsid="002b52b9" officeooo:paragraph-rsid="002b52b9" style:font-style-asian="normal" style:font-weight-asian="normal" style:font-style-complex="normal" style:font-weight-complex="normal"/>
    </style:style>
    <style:style style:name="P29" style:family="paragraph" style:parent-style-name="Text_20_body">
      <style:text-properties fo:font-style="normal" fo:font-weight="normal" officeooo:rsid="00309d33" officeooo:paragraph-rsid="00309d33" style:font-style-asian="normal" style:font-weight-asian="normal" style:font-style-complex="normal" style:font-weight-complex="normal"/>
    </style:style>
    <style:style style:name="P30" style:family="paragraph" style:parent-style-name="Text_20_body" style:list-style-name="L94">
      <style:text-properties officeooo:rsid="002b52b9" officeooo:paragraph-rsid="00309d33"/>
    </style:style>
    <style:style style:name="P31" style:family="paragraph" style:parent-style-name="Text_20_body">
      <style:text-properties officeooo:rsid="002990a9" officeooo:paragraph-rsid="002990a9"/>
    </style:style>
    <style:style style:name="P32" style:family="paragraph" style:parent-style-name="Text_20_body">
      <style:text-properties officeooo:rsid="002e4a74" officeooo:paragraph-rsid="002e4a74"/>
    </style:style>
    <style:style style:name="P33" style:family="paragraph" style:parent-style-name="Text_20_body">
      <style:text-properties officeooo:paragraph-rsid="002f3a2b"/>
    </style:style>
    <style:style style:name="P34" style:family="paragraph" style:parent-style-name="Heading_20_3">
      <style:text-properties officeooo:rsid="002990a9" officeooo:paragraph-rsid="002990a9"/>
    </style:style>
    <style:style style:name="P35" style:family="paragraph" style:parent-style-name="Heading_20_3">
      <style:text-properties fo:font-style="normal" fo:font-weight="normal" officeooo:rsid="002b52b9" officeooo:paragraph-rsid="002b52b9" style:font-style-asian="normal" style:font-weight-asian="normal" style:font-style-complex="normal" style:font-weight-complex="normal"/>
    </style:style>
    <style:style style:name="P36" style:family="paragraph" style:parent-style-name="Heading_20_3">
      <style:text-properties officeooo:rsid="002f3a2b" officeooo:paragraph-rsid="002f3a2b"/>
    </style:style>
    <style:style style:name="P37" style:family="paragraph" style:parent-style-name="Heading_20_1">
      <style:paragraph-properties fo:break-before="page"/>
      <style:text-properties officeooo:rsid="001e0319" officeooo:paragraph-rsid="001e0319"/>
    </style:style>
    <style:style style:name="P38" style:family="paragraph" style:parent-style-name="Heading_20_1">
      <style:paragraph-properties fo:break-before="page"/>
      <style:text-properties officeooo:rsid="00282f8a" officeooo:paragraph-rsid="00282f8a"/>
    </style:style>
    <style:style style:name="P39" style:family="paragraph" style:parent-style-name="Heading_20_2">
      <style:text-properties officeooo:rsid="00282f8a" officeooo:paragraph-rsid="00282f8a"/>
    </style:style>
    <style:style style:name="P40" style:family="paragraph" style:parent-style-name="Heading_20_2">
      <style:paragraph-properties fo:break-before="page"/>
      <style:text-properties officeooo:rsid="00218c21" officeooo:paragraph-rsid="00218c21"/>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P42" style:family="paragraph" style:parent-style-name="Drawing">
      <style:text-properties fo:font-style="normal" fo:font-weight="normal" officeooo:rsid="001f80c2" officeooo:paragraph-rsid="00309d33" style:font-style-asian="normal" style:font-weight-asian="normal" style:font-style-complex="normal" style:font-weight-complex="normal"/>
    </style:style>
    <style:style style:name="P43" style:family="paragraph" style:parent-style-name="Table_20_Contents">
      <style:text-properties officeooo:rsid="00309d33" officeooo:paragraph-rsid="00309d33"/>
    </style:style>
    <style:style style:name="P44" style:family="paragraph" style:parent-style-name="Table_20_Contents">
      <style:text-properties fo:font-weight="bold" officeooo:rsid="00309d33" officeooo:paragraph-rsid="00309d33" style:font-weight-asian="bold" style:font-weight-complex="bold"/>
    </style:style>
    <style:style style:name="P45" style:family="paragraph" style:parent-style-name="Contents_20_1">
      <style:paragraph-properties>
        <style:tab-stops>
          <style:tab-stop style:position="6.9252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agraph-properties fo:margin-left="0in" fo:margin-right="0in" fo:margin-top="0in" fo:margin-bottom="0in" fo:line-height="100%" fo:text-align="center" fo:text-indent="0in"/>
    </style:style>
    <style:style style:name="P4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style>
    <style:style style:name="P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officeooo:rsid="001f80c2"/>
    </style:style>
    <style:style style:name="T3" style:family="text">
      <style:text-properties officeooo:rsid="0020933f"/>
    </style:style>
    <style:style style:name="T4" style:family="text">
      <style:text-properties officeooo:rsid="0020b0d4"/>
    </style:style>
    <style:style style:name="T5" style:family="text">
      <style:text-properties officeooo:rsid="002260ea"/>
    </style:style>
    <style:style style:name="T6" style:family="text">
      <style:text-properties officeooo:rsid="00241935"/>
    </style:style>
    <style:style style:name="T7" style:family="text">
      <style:text-properties officeooo:rsid="0026d184"/>
    </style:style>
    <style:style style:name="T8" style:family="text">
      <style:text-properties officeooo:rsid="002990a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260ea" style:font-style-asian="normal" style:font-weight-asian="normal" style:font-style-complex="normal" style:font-weight-complex="normal"/>
    </style:style>
    <style:style style:name="T12" style:family="text">
      <style:text-properties fo:font-style="normal" fo:font-weight="normal" officeooo:rsid="002990a9" style:font-style-asian="normal" style:font-weight-asian="normal" style:font-style-complex="normal" style:font-weight-complex="normal"/>
    </style:style>
    <style:style style:name="T13" style:family="text">
      <style:text-properties fo:font-style="normal" fo:font-weight="normal" officeooo:rsid="002b52b9" style:font-style-asian="normal" style:font-weight-asian="normal" style:font-style-complex="normal" style:font-weight-complex="normal"/>
    </style:style>
    <style:style style:name="T14" style:family="text">
      <style:text-properties fo:font-style="normal" fo:font-weight="normal" officeooo:rsid="002e4a74" style:font-style-asian="normal" style:font-weight-asian="normal" style:font-style-complex="normal" style:font-weight-complex="normal"/>
    </style:style>
    <style:style style:name="T15" style:family="text">
      <style:text-properties fo:font-style="normal" fo:font-weight="normal" officeooo:rsid="002e9387" style:font-style-asian="normal" style:font-weight-asian="normal" style:font-style-complex="normal" style:font-weight-complex="normal"/>
    </style:style>
    <style:style style:name="T16" style:family="text">
      <style:text-properties fo:font-style="normal" fo:font-weight="normal" officeooo:rsid="001f80c2" style:font-style-asian="normal" style:font-weight-asian="normal" style:font-style-complex="normal" style:font-weight-complex="normal"/>
    </style:style>
    <style:style style:name="T17" style:family="text">
      <style:text-properties fo:font-style="normal" fo:font-weight="normal" officeooo:rsid="00309d33" style:font-style-asian="normal" style:font-weight-asian="normal" style:font-style-complex="normal" style:font-weight-complex="normal"/>
    </style:style>
    <style:style style:name="T18" style:family="text">
      <style:text-properties officeooo:rsid="002e4a74"/>
    </style:style>
    <style:style style:name="T19" style:family="text">
      <style:text-properties officeooo:rsid="00309d33"/>
    </style:style>
    <style:style style:name="T2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Source Han Sans CN Regular"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Source Han Sans CN Regular"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Source Han Sans CN Regular"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bold" style:letter-kerning="true" style:font-name-asian="Source Han Sans CN Regular"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transparent" style:background-transparency="100%" draw:fill="solid" fo:padding="0.0598in" fo:border="0.06pt solid #000000" style:shadow="#808080 0.0701in 0.0701in" draw:shadow-opacity="100%">
        <style:background-image/>
      </style:graphic-properties>
    </style:style>
    <style:style style:name="fr2" style:family="graphic" style:parent-style-name="Frame">
      <style:graphic-properties style:vertical-pos="top" style:vertical-rel="paragraph-content" style:horizontal-pos="center" style:horizontal-rel="paragraph" style:shadow="#808080 0.0701in 0.0701in" draw:shadow-opacity="100%"/>
    </style:style>
    <style:style style:name="fr3" style:family="graphic" style:parent-style-name="Frame">
      <style:graphic-properties style:vertical-pos="top" style:vertical-rel="paragraph-content" style:horizontal-pos="center" style:horizontal-rel="paragraph" fo:padding="0.0598in" fo:border="0.06pt solid #000000" style:shadow="#808080 0.0701in 0.0701in" draw:shadow-opacity="100%"/>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96">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 style:family="graphic" style:list-style-name="L97">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4" style:family="graphic" style:list-style-name="L98">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5" style:family="graphic" style:list-style-name="L99">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6" style:family="graphic" style:list-style-name="L100">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foreground"/>
    </style:style>
    <style:style style:name="gr8" style:family="graphic" style:list-style-name="L101">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9" style:family="graphic" style:list-style-name="L10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list-style-name="L10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list-style-name="L10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list-style-name="L10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list-style-name="L10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14" style:family="graphic" style:list-style-name="L10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15" style:family="graphic" style:list-style-name="L10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10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11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11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11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20" style:family="graphic" style:list-style-name="L1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21" style:family="graphic" style:list-style-name="L11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63in" fo:padding-top="0.0492in" fo:padding-bottom="0.0492in" fo:padding-left="0.0984in" fo:padding-right="0.0984in" draw:shadow="hidden" draw:shadow-offset-x="0.0783in" draw:shadow-offset-y="0.0783in" draw:shadow-color="#808080" style:run-through="foreground"/>
    </style:style>
    <style:style style:name="gr22" style:family="graphic" style:list-style-name="L11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11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11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11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11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12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12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122">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3.4516in" fo:min-width="2.4528in" fo:padding-top="0.0492in" fo:padding-bottom="0.0492in" fo:padding-left="0.0984in" fo:padding-right="0.0984in" draw:shadow="hidden" draw:shadow-offset-x="0.0783in" draw:shadow-offset-y="0.0783in" draw:shadow-color="#808080" style:run-through="foreground"/>
    </style:style>
    <style:style style:name="gr30" style:family="graphic" style:list-style-name="L123">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1" style:family="graphic" style:list-style-name="L124">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2" style:family="graphic" style:list-style-name="L125">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3" style:family="graphic" style:list-style-name="L126">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34" style:family="graphic" style:list-style-name="L127">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35" style:family="graphic" style:list-style-name="L12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12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13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13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1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40" style:family="graphic" style:list-style-name="L133">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41" style:family="graphic" style:list-style-name="L13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13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3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13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13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55in" fo:padding-top="0.0492in" fo:padding-bottom="0.0492in" fo:padding-left="0.0984in" fo:padding-right="0.0984in" draw:shadow="hidden" draw:shadow-offset-x="0.0783in" draw:shadow-offset-y="0.0783in" draw:shadow-color="#808080" style:run-through="foreground"/>
    </style:style>
    <style:style style:name="gr46" style:family="graphic" style:list-style-name="L13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89in" fo:padding-top="0.0492in" fo:padding-bottom="0.0492in" fo:padding-left="0.0984in" fo:padding-right="0.0984in" draw:shadow="hidden" draw:shadow-offset-x="0.0783in" draw:shadow-offset-y="0.0783in" draw:shadow-color="#808080" style:run-through="foreground"/>
    </style:style>
    <style:style style:name="gr47" style:family="graphic" style:list-style-name="L14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563in" fo:padding-top="0.0492in" fo:padding-bottom="0.0492in" fo:padding-left="0.0984in" fo:padding-right="0.0984in" draw:shadow="hidden" draw:shadow-offset-x="0.0783in" draw:shadow-offset-y="0.0783in" draw:shadow-color="#808080" style:run-through="foreground"/>
    </style:style>
    <style:style style:name="gr48" style:family="graphic" style:list-style-name="L14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4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43">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4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4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4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47">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48">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7016in" fo:min-width="1.7028in" fo:padding-top="0.0492in" fo:padding-bottom="0.0492in" fo:padding-left="0.0984in" fo:padding-right="0.0984in" draw:shadow="hidden" draw:shadow-offset-x="0.0783in" draw:shadow-offset-y="0.0783in" draw:shadow-color="#808080" style:run-through="foreground"/>
    </style:style>
    <style:style style:name="gr56" style:family="graphic" style:list-style-name="L149">
      <style:graphic-properties draw:stroke="solid" svg:stroke-width="0in" svg:stroke-color="#3465a4" draw:marker-start="" draw:marker-start-width="0.0783in" draw:marker-start-center="false" draw:marker-end="" draw:marker-end-width="0.0783in" draw:marker-end-center="false" svg:stroke-linecap="round" draw:fill="solid" draw:fill-color="#eeeeee" draw:textarea-horizontal-align="justify" draw:textarea-vertical-align="middle" draw:auto-grow-height="false" fo:min-height="1.5516in" fo:min-width="2.9528in" fo:padding-top="0.0492in" fo:padding-bottom="0.0492in" fo:padding-left="0.0984in" fo:padding-right="0.0984in" draw:shadow="hidden" draw:shadow-offset-x="0.0783in" draw:shadow-offset-y="0.0783in" draw:shadow-color="#808080" style:run-through="foreground"/>
    </style:style>
    <style:style style:name="gr57" style:family="graphic" style:list-style-name="L150">
      <style:graphic-properties draw:stroke="solid" svg:stroke-width="0in" svg:stroke-color="#3465a4" draw:marker-start="" draw:marker-start-width="0.0783in" draw:marker-start-center="false" draw:marker-end="" draw:marker-end-width="0.0783in" draw:marker-end-center="false" draw:fill="solid" draw:fill-color="#cccccc" draw:textarea-horizontal-align="justify" draw:textarea-vertical-align="middle" draw:auto-grow-height="false" fo:min-height="0.4016in" fo:min-width="1.3028in" fo:padding-top="0.0492in" fo:padding-bottom="0.0492in" fo:padding-left="0.0984in" fo:padding-right="0.0984in" draw:shadow="hidden" draw:shadow-offset-x="0.0783in" draw:shadow-offset-y="0.0783in" draw:shadow-color="#808080" style:run-through="foreground"/>
    </style:style>
    <style:style style:name="gr58" style:family="graphic" style:list-style-name="L151">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9" style:family="graphic" style:list-style-name="L15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5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5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15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1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209in" fo:padding-top="0.0492in" fo:padding-bottom="0.0492in" fo:padding-left="0.0984in" fo:padding-right="0.0984in" draw:shadow="hidden" draw:shadow-offset-x="0.0783in" draw:shadow-offset-y="0.0783in" draw:shadow-color="#808080" style:run-through="foreground"/>
    </style:style>
    <style:style style:name="gr64" style:family="graphic" style:list-style-name="L15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list-style-name="L15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list-style-name="L159">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972in" fo:min-width="0.9in" fo:padding-top="0.0492in" fo:padding-bottom="0.0492in" fo:padding-left="0.0984in" fo:padding-right="0.0984in" draw:shadow="hidden" draw:shadow-offset-x="0.0783in" draw:shadow-offset-y="0.0783in" draw:shadow-color="#808080" style:run-through="foreground"/>
    </style:style>
    <style:style style:name="gr67" style:family="graphic" style:list-style-name="L160">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68" style:family="graphic" style:list-style-name="L161">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69" style:family="graphic" style:list-style-name="L16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16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16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6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list-style-name="L166">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555in" fo:min-width="0.6193in" fo:padding-top="0.0492in" fo:padding-bottom="0.0492in" fo:padding-left="0.0984in" fo:padding-right="0.0984in" fo:wrap-option="no-wrap" draw:shadow="hidden" draw:shadow-offset-x="0.0783in" draw:shadow-offset-y="0.0783in" draw:shadow-color="#808080" style:run-through="foreground"/>
    </style:style>
    <style:style style:name="gr74" style:family="graphic" style:list-style-name="L167">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75" style:family="graphic" style:list-style-name="L168">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76" style:family="graphic" style:list-style-name="L16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list-style-name="L17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list-style-name="L17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list-style-name="L17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list-style-name="L173">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3555in" fo:min-width="0.6193in" fo:padding-top="0.0492in" fo:padding-bottom="0.0492in" fo:padding-left="0.0984in" fo:padding-right="0.0984in" fo:wrap-option="no-wrap" draw:shadow="hidden" draw:shadow-offset-x="0.0783in" draw:shadow-offset-y="0.0783in" draw:shadow-color="#808080" style:run-through="foreground"/>
    </style:style>
    <style:style style:name="gr81" style:family="graphic" style:list-style-name="L174">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902in" fo:min-width="0.228in" fo:padding-top="0.0492in" fo:padding-bottom="0.0492in" fo:padding-left="0.0984in" fo:padding-right="0.0984in" draw:shadow="hidden" draw:shadow-offset-x="0.0783in" draw:shadow-offset-y="0.0783in" draw:shadow-color="#808080" style:run-through="foreground"/>
    </style:style>
    <style:style style:name="gr82" style:family="graphic" style:list-style-name="L17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17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77">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7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list-style-name="L179">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Qpid Dispatch Router Access Policy</text:p>
      <text:p text:style-name="P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109_638938436" text:style-name="Index_20_Link" text:visited-style-name="Index_20_Link">Introduction<text:tab/>2</text:a></text:p>
          <text:p text:style-name="P46"><text:a xlink:type="simple" xlink:href="#__RefHeading__113_638938436" text:style-name="Index_20_Link" text:visited-style-name="Index_20_Link">Connection Limits<text:tab/>2</text:a></text:p>
          <text:p text:style-name="P46"><text:a xlink:type="simple" xlink:href="#__RefHeading__119_638938436" text:style-name="Index_20_Link" text:visited-style-name="Index_20_Link">Resource Limits<text:tab/>4</text:a></text:p>
          <text:p text:style-name="P45"><text:a xlink:type="simple" xlink:href="#__RefHeading__123_638938436" text:style-name="Index_20_Link" text:visited-style-name="Index_20_Link">Policy Enforcement<text:tab/>5</text:a></text:p>
          <text:p text:style-name="P46"><text:a xlink:type="simple" xlink:href="#__RefHeading__125_638938436" text:style-name="Index_20_Link" text:visited-style-name="Index_20_Link">Total Connection Limit<text:tab/>5</text:a></text:p>
          <text:p text:style-name="P46"><text:a xlink:type="simple" xlink:href="#__RefHeading__127_638938436" text:style-name="Index_20_Link" text:visited-style-name="Index_20_Link">Application Resource Limits<text:tab/>5</text:a></text:p>
          <text:p text:style-name="P41"><text:a xlink:type="simple" xlink:href="#__RefHeading__129_638938436" text:style-name="Index_20_Link" text:visited-style-name="Index_20_Link">Connection Approval<text:tab/>6</text:a></text:p>
          <text:p text:style-name="P41"><text:a xlink:type="simple" xlink:href="#__RefHeading__413_694763526" text:style-name="Index_20_Link" text:visited-style-name="Index_20_Link">Resource Limits<text:tab/>7</text:a></text:p>
        </text:index-body>
      </text:table-of-content>
      <text:p text:style-name="P1"/>
      <text:h text:style-name="P37" text:outline-level="1"><text:bookmark-start text:name="__RefHeading__109_638938436"/>Introduction<text:bookmark-end text:name="__RefHeading__109_638938436"/></text:h>
      <text:p text:style-name="P21">Qpid Dispatch Router (QDR) access policy (Policy) is an optional authorization mechanism enforcing</text:p>
      <text:list xml:id="list3549298480502123907" text:style-name="L93">
        <text:list-item>
          <text:p text:style-name="P22"><text:span text:style-name="T1">Per-router total and p</text:span>er-application user connection limits.</text:p>
        </text:list-item>
        <text:list-item>
          <text:p text:style-name="P23">Per-user, per-application resource limits.</text:p>
        </text:list-item>
      </text:list>
      <text:h text:style-name="Heading_20_2" text:outline-level="2"><text:bookmark-start text:name="__RefHeading__113_638938436"/>Connection Limits<text:bookmark-end text:name="__RefHeading__113_638938436"/></text:h>
      <text:p text:style-name="P24">Policy enforces a total connection limit.</text:p>
      <text:p text:style-name="P8"><draw:frame draw:style-name="fr2" draw:name="Frame1" text:anchor-type="paragraph" svg:width="5.8783in" draw:z-index="1"><draw:text-box fo:min-height="4.122in"><text:p text:style-name="Frame_20_contents"><draw:g text:anchor-type="paragraph" draw:z-index="2" draw:style-name="gr1"><draw:custom-shape draw:style-name="gr2" draw:text-style-name="P48" svg:width="2.6504in" svg:height="3.5504in" svg:x="2.9in" svg:y="0.3043in"><text:p text:style-name="P47"><text:span text:style-name="T20">Qpid Dispatch Router</text:span></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draw:enhanced-geometry svg:viewBox="0 0 21600 21600" draw:type="rectangle" draw:enhanced-path="M 0 0 L 21600 0 21600 21600 0 21600 0 0 Z N"/></draw:custom-shape><draw:custom-shape draw:style-name="gr3" draw:text-style-name="P48" svg:width="1.5004in" svg:height="0.5004in" svg:x="2.25in" svg:y="1.3543in"><text:p text:style-name="P47"><text:span text:style-name="T20">Connector</text:span></text:p><draw:enhanced-geometry svg:viewBox="0 0 21600 21600" draw:type="rectangle" draw:enhanced-path="M 0 0 L 21600 0 21600 21600 0 21600 0 0 Z N"/></draw:custom-shape><draw:custom-shape draw:style-name="gr4" draw:text-style-name="P49" svg:width="1.5004in" svg:height="0.5004in" svg:x="2.25in" svg:y="2.0543in"><text:p text:style-name="P47"><text:span text:style-name="T21">Listener</text:span></text:p><text:p text:style-name="P47"><text:span text:style-name="T22">port 20001</text:span></text:p><draw:enhanced-geometry svg:viewBox="0 0 21600 21600" draw:type="rectangle" draw:enhanced-path="M 0 0 L 21600 0 21600 21600 0 21600 0 0 Z N"/></draw:custom-shape><draw:custom-shape draw:style-name="gr5" draw:text-style-name="P49" svg:width="1.5004in" svg:height="0.5004in" svg:x="2.25in" svg:y="1.3543in"><text:p text:style-name="P47"><text:span text:style-name="T21">Listener</text:span></text:p><text:p text:style-name="P47"><text:span text:style-name="T22">port 20000</text:span></text:p><draw:enhanced-geometry svg:viewBox="0 0 21600 21600" draw:type="rectangle" draw:enhanced-path="M 0 0 L 21600 0 21600 21600 0 21600 0 0 Z N"/></draw:custom-shape><draw:custom-shape draw:style-name="gr6" draw:text-style-name="P49" svg:width="1.5004in" svg:height="0.5004in" svg:x="2.25in" svg:y="2.7543in"><text:p text:style-name="P47"><text:span text:style-name="T21">Listener</text:span></text:p><text:p text:style-name="P47"><text:span text:style-name="T22">port 20002</text:span></text:p><draw:enhanced-geometry svg:viewBox="0 0 21600 21600" draw:type="rectangle" draw:enhanced-path="M 0 0 L 21600 0 21600 21600 0 21600 0 0 Z N"/></draw:custom-shape><draw:g draw:style-name="gr7"><draw:custom-shape draw:style-name="gr8" draw:text-style-name="P48" svg:width="0.2004in" svg:height="0.2004in" svg:x="0.3in" svg:y="1.15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 draw:text-style-name="P48" svg:x1="0.4in" svg:y1="1.3543in" svg:x2="0.4in" svg:y2="1.5543in"><text:p/></draw:line><draw:line draw:style-name="gr10" draw:text-style-name="P48" svg:x1="0.5in" svg:y1="1.7043in" svg:x2="0.4in" svg:y2="1.5543in"><text:p/></draw:line><draw:line draw:style-name="gr11" draw:text-style-name="P48" svg:x1="0.3in" svg:y1="1.7043in" svg:x2="0.4in" svg:y2="1.5543in"><text:p/></draw:line><draw:line draw:style-name="gr12" draw:text-style-name="P48" svg:x1="0.3in" svg:y1="1.4043in" svg:x2="0.5in" svg:y2="1.4043in"><text:p/></draw:line></draw:g><draw:frame draw:style-name="gr13" draw:text-style-name="P51" svg:width="0.6504in" svg:height="0.2594in" svg:x="0.15in" svg:y="1.7543in"><draw:text-box><text:p text:style-name="P50"><text:span text:style-name="T22">Alice</text:span></text:p></draw:text-box></draw:frame><draw:g draw:style-name="gr7"><draw:custom-shape draw:style-name="gr14" draw:text-style-name="P48" svg:width="0.2004in" svg:height="0.2004in" svg:x="0.3in" svg:y="2.3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48" svg:x1="0.4in" svg:y1="2.5004in" svg:x2="0.4in" svg:y2="2.7004in"><text:p/></draw:line><draw:line draw:style-name="gr16" draw:text-style-name="P48" svg:x1="0.5in" svg:y1="2.8504in" svg:x2="0.4in" svg:y2="2.7004in"><text:p/></draw:line><draw:line draw:style-name="gr17" draw:text-style-name="P48" svg:x1="0.3in" svg:y1="2.8504in" svg:x2="0.4in" svg:y2="2.7004in"><text:p/></draw:line><draw:line draw:style-name="gr18" draw:text-style-name="P48" svg:x1="0.3in" svg:y1="2.5504in" svg:x2="0.5in" svg:y2="2.5504in"><text:p/></draw:line></draw:g><draw:frame draw:style-name="gr19" draw:text-style-name="P51" svg:width="0.6504in" svg:height="0.2594in" svg:x="0.1in" svg:y="2.9008in"><draw:text-box><text:p text:style-name="P50"><text:span text:style-name="T22">Bob</text:span></text:p></draw:text-box></draw:frame><draw:frame draw:style-name="gr20" draw:text-style-name="P52" svg:width="0.9504in" svg:height="0.3232in" svg:x="0in" svg:y="3.3543in"><draw:text-box><text:p text:style-name="P50"><text:span text:style-name="T23">Users</text:span></text:p></draw:text-box></draw:frame><draw:frame draw:style-name="gr21" draw:text-style-name="P53" svg:width="1.3004in" svg:height="0.7705in" svg:x="0.75in" svg:y="0in"><draw:text-box><text:p text:style-name="P47"><text:span text:style-name="T23">Total</text:span></text:p><text:p text:style-name="P47"><text:span text:style-name="T23">Connection</text:span></text:p><text:p text:style-name="P47"><text:span text:style-name="T23">Limit</text:span></text:p></draw:text-box></draw:frame><draw:line draw:style-name="gr22" draw:text-style-name="P48" svg:x1="0.75in" svg:y1="1.3543in" svg:x2="2.25in" svg:y2="1.5543in"><text:p/></draw:line><draw:line draw:style-name="gr23" draw:text-style-name="P48" svg:x1="0.75in" svg:y1="1.5043in" svg:x2="2.25in" svg:y2="2.2043in"><text:p/></draw:line><draw:line draw:style-name="gr24" draw:text-style-name="P48" svg:x1="0.8in" svg:y1="2.5043in" svg:x2="2.25in" svg:y2="2.3043in"><text:p/></draw:line><draw:line draw:style-name="gr25" draw:text-style-name="P48" svg:x1="0.8in" svg:y1="2.6543in" svg:x2="2.25in" svg:y2="2.8543in"><text:p/></draw:line><draw:line draw:style-name="gr26" draw:text-style-name="P48" svg:x1="0.8in" svg:y1="2.7543in" svg:x2="2.25in" svg:y2="2.9543in"><text:p/></draw:line><draw:line draw:style-name="gr27" draw:text-style-name="P48" svg:x1="0.8in" svg:y1="2.8543in" svg:x2="2.25in" svg:y2="3.0543in"><text:p/></draw:line><draw:line draw:style-name="gr28" draw:text-style-name="P48" svg:x1="1.4in" svg:y1="0.7543in" svg:x2="1.45in" svg:y2="3.6043in"><text:p/></draw:line></draw:g></text:p></draw:text-box></draw:frame>Figure 1 – Policy Total Connection Limit</text:p>
      <text:p text:style-name="P2"/>
      <text:p text:style-name="P2">The Total Connection Limit enforces a maximum number of user connections to the QDR service connectors. This limit protects against file descriptor resource exhaustion.</text:p>
      <text:p text:style-name="P2"/>
      <text:p text:style-name="P6">Policy enforces <text:span text:style-name="T2">per-application </text:span>connection limit<text:span text:style-name="T3">s</text:span>.</text:p>
      <text:p text:style-name="P8"><draw:frame draw:style-name="fr2" draw:name="Frame2" text:anchor-type="paragraph" svg:width="6.8173in" draw:z-index="3"><draw:text-box fo:min-height="4.2874in"><text:p text:style-name="Frame_20_contents"/></draw:text-box></draw:frame><draw:g text:anchor-type="paragraph" draw:z-index="4" draw:style-name="gr1"><draw:custom-shape draw:style-name="gr29" draw:text-style-name="P48" svg:width="2.6504in" svg:height="3.5504in" svg:x="3.0874in" svg:y="0.6618in"><text:p text:style-name="P47"><text:span text:style-name="T20">Qpid Dispatch Router</text:span></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text:p text:style-name="P47"><text:span text:style-name="T20"/></text:p><draw:enhanced-geometry svg:viewBox="0 0 21600 21600" draw:type="rectangle" draw:enhanced-path="M 0 0 L 21600 0 21600 21600 0 21600 0 0 Z N"/></draw:custom-shape><draw:custom-shape draw:style-name="gr30" draw:text-style-name="P48" svg:width="1.5004in" svg:height="0.5004in" svg:x="2.4374in" svg:y="1.7118in"><text:p text:style-name="P47"><text:span text:style-name="T20">Connector</text:span></text:p><draw:enhanced-geometry svg:viewBox="0 0 21600 21600" draw:type="rectangle" draw:enhanced-path="M 0 0 L 21600 0 21600 21600 0 21600 0 0 Z N"/></draw:custom-shape><draw:custom-shape draw:style-name="gr31" draw:text-style-name="P49" svg:width="1.5004in" svg:height="0.5004in" svg:x="2.4374in" svg:y="2.4118in"><text:p text:style-name="P47"><text:span text:style-name="T21">Listener</text:span></text:p><text:p text:style-name="P47"><text:span text:style-name="T22">port 20001</text:span></text:p><draw:enhanced-geometry svg:viewBox="0 0 21600 21600" draw:type="rectangle" draw:enhanced-path="M 0 0 L 21600 0 21600 21600 0 21600 0 0 Z N"/></draw:custom-shape><draw:custom-shape draw:style-name="gr32" draw:text-style-name="P49" svg:width="1.5004in" svg:height="0.5004in" svg:x="2.4374in" svg:y="1.7118in"><text:p text:style-name="P47"><text:span text:style-name="T21">Listener</text:span></text:p><text:p text:style-name="P47"><text:span text:style-name="T22">port 20000</text:span></text:p><draw:enhanced-geometry svg:viewBox="0 0 21600 21600" draw:type="rectangle" draw:enhanced-path="M 0 0 L 21600 0 21600 21600 0 21600 0 0 Z N"/></draw:custom-shape><draw:custom-shape draw:style-name="gr33" draw:text-style-name="P49" svg:width="1.5004in" svg:height="0.5004in" svg:x="2.4374in" svg:y="3.1118in"><text:p text:style-name="P47"><text:span text:style-name="T21">Listener</text:span></text:p><text:p text:style-name="P47"><text:span text:style-name="T22">port 20002</text:span></text:p><draw:enhanced-geometry svg:viewBox="0 0 21600 21600" draw:type="rectangle" draw:enhanced-path="M 0 0 L 21600 0 21600 21600 0 21600 0 0 Z N"/></draw:custom-shape><draw:g draw:style-name="gr7"><draw:custom-shape draw:style-name="gr34" draw:text-style-name="P48" svg:width="0.2004in" svg:height="0.2004in" svg:x="0.4874in" svg:y="1.5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5" draw:text-style-name="P48" svg:x1="0.5874in" svg:y1="1.7118in" svg:x2="0.5874in" svg:y2="1.9118in"><text:p/></draw:line><draw:line draw:style-name="gr36" draw:text-style-name="P48" svg:x1="0.6874in" svg:y1="2.0618in" svg:x2="0.5874in" svg:y2="1.9118in"><text:p/></draw:line><draw:line draw:style-name="gr37" draw:text-style-name="P48" svg:x1="0.4874in" svg:y1="2.0618in" svg:x2="0.5874in" svg:y2="1.9118in"><text:p/></draw:line><draw:line draw:style-name="gr38" draw:text-style-name="P48" svg:x1="0.4874in" svg:y1="1.7618in" svg:x2="0.6874in" svg:y2="1.7618in"><text:p/></draw:line></draw:g><draw:frame draw:style-name="gr39" draw:text-style-name="P51" svg:width="0.6504in" svg:height="0.2594in" svg:x="0.3374in" svg:y="2.1118in"><draw:text-box><text:p text:style-name="P50"><text:span text:style-name="T22">Alice</text:span></text:p></draw:text-box></draw:frame><draw:g draw:style-name="gr7"><draw:custom-shape draw:style-name="gr40" draw:text-style-name="P48" svg:width="0.2004in" svg:height="0.2004in" svg:x="0.4874in" svg:y="2.6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1" draw:text-style-name="P48" svg:x1="0.5874in" svg:y1="2.8579in" svg:x2="0.5874in" svg:y2="3.0579in"><text:p/></draw:line><draw:line draw:style-name="gr42" draw:text-style-name="P48" svg:x1="0.6874in" svg:y1="3.2079in" svg:x2="0.5874in" svg:y2="3.0579in"><text:p/></draw:line><draw:line draw:style-name="gr43" draw:text-style-name="P48" svg:x1="0.4874in" svg:y1="3.2079in" svg:x2="0.5874in" svg:y2="3.0579in"><text:p/></draw:line><draw:line draw:style-name="gr44" draw:text-style-name="P48" svg:x1="0.4874in" svg:y1="2.9079in" svg:x2="0.6874in" svg:y2="2.9079in"><text:p/></draw:line></draw:g><draw:frame draw:style-name="gr45" draw:text-style-name="P51" svg:width="0.6504in" svg:height="0.2594in" svg:x="0.2874in" svg:y="3.2583in"><draw:text-box><text:p text:style-name="P50"><text:span text:style-name="T22">Bob</text:span></text:p></draw:text-box></draw:frame><draw:frame draw:style-name="gr46" draw:text-style-name="P52" svg:width="0.9504in" svg:height="0.3232in" svg:x="0.1874in" svg:y="3.7118in"><draw:text-box><text:p text:style-name="P50"><text:span text:style-name="T23">Users</text:span></text:p></draw:text-box></draw:frame><draw:frame draw:style-name="gr47" draw:text-style-name="P53" svg:width="1.3004in" svg:height="0.7705in" svg:x="0.9374in" svg:y="0.3575in"><draw:text-box><text:p text:style-name="P47"><text:span text:style-name="T23">Total</text:span></text:p><text:p text:style-name="P47"><text:span text:style-name="T23">Connection</text:span></text:p><text:p text:style-name="P47"><text:span text:style-name="T23">Limit</text:span></text:p></draw:text-box></draw:frame><draw:line draw:style-name="gr48" draw:text-style-name="P48" svg:x1="0.9374in" svg:y1="1.7118in" svg:x2="2.4374in" svg:y2="1.9118in"><text:p/></draw:line><draw:line draw:style-name="gr49" draw:text-style-name="P48" svg:x1="0.9374in" svg:y1="1.8618in" svg:x2="2.4374in" svg:y2="2.5618in"><text:p/></draw:line><draw:line draw:style-name="gr50" draw:text-style-name="P48" svg:x1="0.9874in" svg:y1="2.8618in" svg:x2="2.4374in" svg:y2="2.6618in"><text:p/></draw:line><draw:line draw:style-name="gr51" draw:text-style-name="P48" svg:x1="0.9874in" svg:y1="3.0118in" svg:x2="2.4374in" svg:y2="3.2118in"><text:p/></draw:line><draw:line draw:style-name="gr52" draw:text-style-name="P48" svg:x1="0.9874in" svg:y1="3.1118in" svg:x2="2.4374in" svg:y2="3.3118in"><text:p/></draw:line><draw:line draw:style-name="gr53" draw:text-style-name="P48" svg:x1="0.9874in" svg:y1="3.2118in" svg:x2="2.4374in" svg:y2="3.4118in"><text:p/></draw:line><draw:line draw:style-name="gr54" draw:text-style-name="P48" svg:x1="1.5874in" svg:y1="1.1118in" svg:x2="1.6374in" svg:y2="3.9618in"><text:p/></draw:line></draw:g>Figure 2 – Policy Application Connection Limit<text:span text:style-name="T4">s</text:span></text:p>
      <text:p text:style-name="P2"/>
      <text:p text:style-name="P2">The <text:span text:style-name="T3">Application</text:span> Connection Limit<text:span text:style-name="T3">s</text:span> enforce a maximum number of user connections that the QDR will allow to a given application. <text:span text:style-name="T3">Several limits may be specified.</text:span></text:p>
      <table:table table:name="Table1" table:style-name="Table1">
        <table:table-column table:style-name="Table1.A"/>
        <table:table-column table:style-name="Table1.B"/>
        <table:table-row>
          <table:table-cell table:style-name="Table1.A1" office:value-type="string">
            <text:p text:style-name="P13"><text:span text:style-name="T7">Application Connection </text:span>Limit</text:p>
          </table:table-cell>
          <table:table-cell table:style-name="Table1.B1" office:value-type="string">
            <text:p text:style-name="P13">Enforces</text:p>
          </table:table-cell>
        </table:table-row>
        <table:table-row>
          <table:table-cell table:style-name="Table1.A2" office:value-type="string">
            <text:p text:style-name="P12">maximumConnections</text:p>
          </table:table-cell>
          <table:table-cell table:style-name="Table1.B2" office:value-type="string">
            <text:p text:style-name="P12">The total number of connections allowed regardless of source.</text:p>
          </table:table-cell>
        </table:table-row>
        <table:table-row>
          <table:table-cell table:style-name="Table1.A2" office:value-type="string">
            <text:p text:style-name="P12">maximumConnectionsPerUser</text:p>
          </table:table-cell>
          <table:table-cell table:style-name="Table1.B2" office:value-type="string">
            <text:p text:style-name="P12">The total number of connections allowed for a given <text:span text:style-name="T4">authenticated </text:span><text:s/>user regardless of which remote host the user is connecting from.</text:p>
          </table:table-cell>
        </table:table-row>
        <table:table-row>
          <table:table-cell table:style-name="Table1.A2" office:value-type="string">
            <text:p text:style-name="P12">maximumConnectionsPerHost</text:p>
          </table:table-cell>
          <table:table-cell table:style-name="Table1.B2" office:value-type="string">
            <text:p text:style-name="P12">The total number of connections allowed from a remote host regardless of which user is originating the connection.</text:p>
          </table:table-cell>
        </table:table-row>
      </table:table>
      <text:p text:style-name="P9"><text:span text:style-name="T5">Table 1</text:span> – Policy Application Connection Limit<text:span text:style-name="T4">s</text:span></text:p>
      <text:h text:style-name="P40" text:outline-level="2"><text:bookmark-start text:name="__RefHeading__119_638938436"/>Resource Limits<text:bookmark-end text:name="__RefHeading__119_638938436"/></text:h>
      <text:p text:style-name="P3">If an authenticated user is allowed to connect to an application then the connection is subject to further restrictions. </text:p>
      <table:table table:name="Table2" table:style-name="Table2">
        <table:table-column table:style-name="Table2.A"/>
        <table:table-column table:style-name="Table2.B"/>
        <table:table-row>
          <table:table-cell table:style-name="Table2.A1" office:value-type="string">
            <text:p text:style-name="P14"><text:span text:style-name="T7">Application Resource </text:span>Limit</text:p>
          </table:table-cell>
          <table:table-cell table:style-name="Table2.B1" office:value-type="string">
            <text:p text:style-name="P14">Enforces</text:p>
          </table:table-cell>
        </table:table-row>
        <table:table-row>
          <table:table-cell table:style-name="Table2.A2" office:value-type="string">
            <text:p text:style-name="P16">maxFrameSize</text:p>
          </table:table-cell>
          <table:table-cell table:style-name="Table2.B2" office:value-type="string">
            <text:p text:style-name="P16">Largest frame that may be sent on this connection. (AMQP Open, max-frame-size)</text:p>
          </table:table-cell>
        </table:table-row>
        <table:table-row>
          <table:table-cell table:style-name="Table2.A2" office:value-type="string">
            <text:p text:style-name="P16">maxMessageSize</text:p>
          </table:table-cell>
          <table:table-cell table:style-name="Table2.B2" office:value-type="string">
            <text:p text:style-name="P16">Largest message size supported by links created on this connection. (AMQP Attach, max-message-size)</text:p>
          </table:table-cell>
        </table:table-row>
        <table:table-row>
          <table:table-cell table:style-name="Table2.A2" office:value-type="string">
            <text:p text:style-name="P16"><text:span text:style-name="T6">m</text:span>axSessionWindow</text:p>
          </table:table-cell>
          <table:table-cell table:style-name="Table2.B2" office:value-type="string">
            <text:p text:style-name="P16">Largest incoming and outgoing window for sessions created on this connection. (AMQP Begin, incoming-window, outgoing-window)</text:p>
          </table:table-cell>
        </table:table-row>
        <table:table-row>
          <table:table-cell table:style-name="Table2.A2" office:value-type="string">
            <text:p text:style-name="P16"><text:span text:style-name="T6">m</text:span>axSessions</text:p>
          </table:table-cell>
          <table:table-cell table:style-name="Table2.B2" office:value-type="string">
            <text:p text:style-name="P16">Maximum number of sessions that may be created on this connection. (AMQP Open, channel-max)</text:p>
          </table:table-cell>
        </table:table-row>
        <table:table-row>
          <table:table-cell table:style-name="Table2.A2" office:value-type="string">
            <text:p text:style-name="P16"><text:span text:style-name="T6">m</text:span>axSenders</text:p>
          </table:table-cell>
          <table:table-cell table:style-name="Table2.B2" office:value-type="string">
            <text:p text:style-name="P17">Maximum number of sending links that may be created on this connection.</text:p>
          </table:table-cell>
        </table:table-row>
        <table:table-row>
          <table:table-cell table:style-name="Table2.A2" office:value-type="string">
            <text:p text:style-name="P17"><text:span text:style-name="T6">m</text:span>axReceivers</text:p>
          </table:table-cell>
          <table:table-cell table:style-name="Table2.B2" office:value-type="string">
            <text:p text:style-name="P17">Maximum number of receiving links that may be created on this connection.</text:p>
          </table:table-cell>
        </table:table-row>
        <table:table-row>
          <table:table-cell table:style-name="Table2.A2" office:value-type="string">
            <text:p text:style-name="P17"><text:span text:style-name="T6">a</text:span>llowDynamicSrc</text:p>
          </table:table-cell>
          <table:table-cell table:style-name="Table2.B2" office:value-type="string">
            <text:p text:style-name="P17">This connection is allowed to use the dynamic link source feature.</text:p>
          </table:table-cell>
        </table:table-row>
        <table:table-row>
          <table:table-cell table:style-name="Table2.A2" office:value-type="string">
            <text:p text:style-name="P17"><text:span text:style-name="T6">a</text:span>llowAnonymousSender</text:p>
          </table:table-cell>
          <table:table-cell table:style-name="Table2.B2" office:value-type="string">
            <text:p text:style-name="P17">This connection is allowed to use the Anonymous Sender feature.</text:p>
          </table:table-cell>
        </table:table-row>
        <table:table-row>
          <table:table-cell table:style-name="Table2.A2" office:value-type="string">
            <text:p text:style-name="P17"><text:span text:style-name="T6">s</text:span>ources</text:p>
          </table:table-cell>
          <table:table-cell table:style-name="Table2.B2" office:value-type="string">
            <text:p text:style-name="P17">List of Source addresses allowed when creating receiving links.</text:p>
          </table:table-cell>
        </table:table-row>
        <table:table-row>
          <table:table-cell table:style-name="Table2.A2" office:value-type="string">
            <text:p text:style-name="P17"><text:span text:style-name="T6">t</text:span>argets</text:p>
          </table:table-cell>
          <table:table-cell table:style-name="Table2.B2" office:value-type="string">
            <text:p text:style-name="P17">List of Target addresses allowed when creating sending links.</text:p>
          </table:table-cell>
        </table:table-row>
      </table:table>
      <text:p text:style-name="P9"><text:span text:style-name="T5">Table 2</text:span> – Policy Applicatio<text:span text:style-name="T5">n Resource Limits</text:span></text:p>
      <text:p text:style-name="P9"/>
      <text:h text:style-name="P38" text:outline-level="1"><text:bookmark-start text:name="__RefHeading__123_638938436"/>Policy Enforcement<text:bookmark-end text:name="__RefHeading__123_638938436"/></text:h>
      <text:h text:style-name="P39" text:outline-level="2"><text:bookmark-start text:name="__RefHeading__125_638938436"/>Total Connection Limit<text:bookmark-end text:name="__RefHeading__125_638938436"/></text:h>
      <text:p text:style-name="P4">The total connection limit is enforced at a low level in QDR when a TCP socket is being opened. The same limit value applies to all user connections from any remote host. If the total connection limit is reached then the socket is simply closed.</text:p>
      <text:p text:style-name="P4">Note that the total connection limit applies only to incoming user network connections. The limit does not apply to outbound connections created by QDR nor to inter-router connections.</text:p>
      <text:h text:style-name="P39" text:outline-level="2"><text:bookmark-start text:name="__RefHeading__127_638938436"/>Application Resource Limits<text:bookmark-end text:name="__RefHeading__127_638938436"/></text:h>
      <text:p text:style-name="P4">Application resource limits are applied later in the AMQP protocol processing starting with the reception of an AMQP Open performative. <text:span text:style-name="T8">The following illustration shows an incoming connection.</text:span></text:p>
      <text:p text:style-name="P10"><draw:frame draw:style-name="fr1" draw:name="Frame3" text:anchor-type="paragraph" svg:x="0.2453in" svg:y="0.0791in" svg:width="6.1228in" draw:z-index="0"><draw:text-box fo:min-height="2.0472in"><text:p text:style-name="P11"><draw:g text:anchor-type="paragraph" draw:z-index="5" draw:style-name="gr1"><draw:custom-shape draw:style-name="gr55" draw:text-style-name="P48" svg:width="1.9004in" svg:height="1.8004in" svg:x="0in" svg:y="0in"><text:p text:style-name="P47"><text:span text:style-name="T22">Remote Host</text:span></text:p><text:p text:style-name="P47"><text:span text:style-name="T22">sys1.example.com</text:span></text:p><text:p text:style-name="P47"><text:span text:style-name="T20"/></text:p><text:p text:style-name="P47"><text:span text:style-name="T20"/></text:p><text:p text:style-name="P47"><text:span text:style-name="T20"/></text:p><text:p text:style-name="P47"><text:span text:style-name="T20"/></text:p><text:p text:style-name="P47"><text:span text:style-name="T20"/></text:p><draw:enhanced-geometry svg:viewBox="0 0 21600 21600" draw:type="rectangle" draw:enhanced-path="M 0 0 L 21600 0 21600 21600 0 21600 0 0 Z N"/></draw:custom-shape><draw:custom-shape draw:style-name="gr56" draw:text-style-name="P48" svg:width="3.1504in" svg:height="1.6504in" svg:x="2.7in" svg:y="0.05in"><text:p text:style-name="P47"><text:span text:style-name="T20">Qpid Dispatch Router</text:span></text:p><text:p text:style-name="P47"><text:span text:style-name="T22">10.10.1.1</text:span></text:p><text:p text:style-name="P47"><text:span text:style-name="T20"/></text:p><text:p text:style-name="P47"><text:span text:style-name="T20"/></text:p><text:p text:style-name="P47"><text:span text:style-name="T20"/></text:p><text:p text:style-name="P47"><text:span text:style-name="T20"/></text:p><draw:enhanced-geometry svg:viewBox="0 0 21600 21600" draw:type="rectangle" draw:enhanced-path="M 0 0 L 21600 0 21600 21600 0 21600 0 0 Z N"/></draw:custom-shape><draw:custom-shape draw:style-name="gr57" draw:text-style-name="P49" svg:width="1.5004in" svg:height="0.5004in" svg:x="2.3508in" svg:y="0.65in"><text:p text:style-name="P47"><text:span text:style-name="T21">Listener</text:span></text:p><text:p text:style-name="P47"><text:span text:style-name="T22">port 20001</text:span></text:p><draw:enhanced-geometry svg:viewBox="0 0 21600 21600" draw:type="rectangle" draw:enhanced-path="M 0 0 L 21600 0 21600 21600 0 21600 0 0 Z N"/></draw:custom-shape><draw:g draw:style-name="gr7"><draw:custom-shape draw:style-name="gr58" draw:text-style-name="P48" svg:width="0.2004in" svg:height="0.2004in" svg:x="0.8in" svg:y="0.4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9" draw:text-style-name="P48" svg:x1="0.8996in" svg:y1="0.6496in" svg:x2="0.8996in" svg:y2="0.8496in"><text:p/></draw:line><draw:line draw:style-name="gr60" draw:text-style-name="P48" svg:x1="0.9996in" svg:y1="0.9996in" svg:x2="0.8996in" svg:y2="0.8496in"><text:p/></draw:line><draw:line draw:style-name="gr61" draw:text-style-name="P48" svg:x1="0.7996in" svg:y1="0.9996in" svg:x2="0.8996in" svg:y2="0.8496in"><text:p/></draw:line><draw:line draw:style-name="gr62" draw:text-style-name="P48" svg:x1="0.7996in" svg:y1="0.6996in" svg:x2="0.9996in" svg:y2="0.6996in"><text:p/></draw:line></draw:g><draw:frame draw:style-name="gr63" draw:text-style-name="P54" svg:width="1.8004in" svg:height="0.7386in" svg:x="0.05in" svg:y="1.05in"><draw:text-box><text:p text:style-name="P47"><text:span text:style-name="T22">Alice</text:span></text:p><text:p text:style-name="P47"><text:span text:style-name="T22"/></text:p><text:p text:style-name="P47"><text:span text:style-name="T22">URL 10.10.1.1:20001.</text:span></text:p><text:p text:style-name="P47"><text:span text:style-name="T22">Targeting <text:s/></text:span><text:span text:style-name="T24">App1</text:span></text:p></draw:text-box></draw:frame><draw:line draw:style-name="gr64" draw:text-style-name="P48" svg:x1="1.9008in" svg:y1="0.8996in" svg:x2="2.35in" svg:y2="0.9in"><text:p/></draw:line><draw:line draw:style-name="gr65" draw:text-style-name="P48" svg:x1="3.85in" svg:y1="0.9in" svg:x2="4.1996in" svg:y2="0.8996in"><text:p/></draw:line><draw:custom-shape draw:style-name="gr66" draw:text-style-name="P54" svg:width="1.5504in" svg:height="0.7004in" svg:x="4.2in" svg:y="0.55in"><text:p text:style-name="P47"><text:span text:style-name="T22">AMQP Open</text:span></text:p><text:p text:style-name="P47"><text:span text:style-name="T22">Receive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draw:text-box></draw:frame>Figure <text:span text:style-name="T8">3</text:span> – Application Connec<text:span text:style-name="T8">tion Creation</text:span></text:p>
      <text:p text:style-name="P5">In this example remote user <text:span text:style-name="T9">Alice</text:span><text:span text:style-name="T10"> on system sys1.example.com (93.184.216.34) <text:s/>opens a connection to the Qpid Dispatch Router at URL 10.10.1.1:20001. When QDR receives the AMQP Open the following information is known:</text:span></text:p>
      <table:table table:name="Table3" table:style-name="Table3">
        <table:table-column table:style-name="Table3.A"/>
        <table:table-column table:style-name="Table3.B"/>
        <table:table-column table:style-name="Table3.C"/>
        <table:table-row>
          <table:table-cell table:style-name="Table3.A1" office:value-type="string">
            <text:p text:style-name="P15">Open Received</text:p>
          </table:table-cell>
          <table:table-cell table:style-name="Table3.A1" office:value-type="string">
            <text:p text:style-name="P15">Value Source</text:p>
          </table:table-cell>
          <table:table-cell table:style-name="Table3.C1" office:value-type="string">
            <text:p text:style-name="P15">Value</text:p>
          </table:table-cell>
        </table:table-row>
        <table:table-row>
          <table:table-cell table:style-name="Table3.A2" office:value-type="string">
            <text:p text:style-name="P18">Remote Host</text:p>
          </table:table-cell>
          <table:table-cell table:style-name="Table3.A2" office:value-type="string">
            <text:p text:style-name="P19">TCP socket peer</text:p>
          </table:table-cell>
          <table:table-cell table:style-name="Table3.C2" office:value-type="string">
            <text:p text:style-name="P15">93.184.216.34</text:p>
          </table:table-cell>
        </table:table-row>
        <table:table-row>
          <table:table-cell table:style-name="Table3.A2" office:value-type="string">
            <text:p text:style-name="P18">Authenticated User</text:p>
          </table:table-cell>
          <table:table-cell table:style-name="Table3.A2" office:value-type="string">
            <text:p text:style-name="P19">SASL user name</text:p>
          </table:table-cell>
          <table:table-cell table:style-name="Table3.C2" office:value-type="string">
            <text:p text:style-name="P15">Alice</text:p>
          </table:table-cell>
        </table:table-row>
        <table:table-row>
          <table:table-cell table:style-name="Table3.A2" office:value-type="string">
            <text:p text:style-name="P18">QDR Application</text:p>
          </table:table-cell>
          <table:table-cell table:style-name="Table3.A2" office:value-type="string">
            <text:p text:style-name="P19">AMQP Open hostname field</text:p>
          </table:table-cell>
          <table:table-cell table:style-name="Table3.C2" office:value-type="string">
            <text:p text:style-name="P15">App1</text:p>
          </table:table-cell>
        </table:table-row>
      </table:table>
      <text:p text:style-name="P10"><text:span text:style-name="T11">Table </text:span><text:span text:style-name="T12">3</text:span><text:span text:style-name="T10"> – </text:span><text:span text:style-name="T12">AMQP Open Received information known by QDR</text:span></text:p>
      <text:p text:style-name="P25"/>
      <text:p text:style-name="P5"><text:span text:style-name="T10">Application Resource Limits are enforced in two stages. First the connection must be approved. If the connection is disapproved then QDR closes the AMQP connection. If approved then QDR looks up the resource policy for the connection. When that is discovered then the connection may proceed </text:span><text:span text:style-name="T13">using the associated Application Resource Limits.</text:span></text:p>
      <text:h text:style-name="P34" text:outline-level="3"><text:bookmark-start text:name="__RefHeading__129_638938436"/><text:soft-page-break/><text:span text:style-name="T11">C</text:span><text:span text:style-name="T10">onnection Approval</text:span><text:bookmark-end text:name="__RefHeading__129_638938436"/></text:h>
      <text:p text:style-name="P32"><text:span text:style-name="T12">W</text:span><text:span text:style-name="T10">ith no Policy in place QDR simply forwards client AMQP Open requests to the router network.</text:span></text:p>
      <text:p text:style-name="Drawing"><draw:frame draw:style-name="fr2" draw:name="Frame4" text:anchor-type="paragraph" svg:width="7.2008in" draw:z-index="6"><draw:text-box fo:min-height="2.4709in"><text:p text:style-name="Frame_20_contents"><draw:g text:anchor-type="paragraph" draw:z-index="7" draw:style-name="gr1"><draw:custom-shape draw:style-name="gr67" draw:text-style-name="P54" svg:width="0.6004in" svg:height="0.5504in" svg:x="0.4165in" svg:y="0.3126in"><text:p text:style-name="P47"><text:span text:style-name="T22">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8" draw:text-style-name="P54" svg:width="0.6004in" svg:height="0.5504in" svg:x="1.9165in" svg:y="0.3126in"><text:p text:style-name="P47"><text:span text:style-name="T22">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9" draw:text-style-name="P48" svg:x1="0.7165in" svg:y1="0.8626in" svg:x2="0.7165in" svg:y2="1.8126in"><text:p/></draw:line><draw:line draw:style-name="gr70" draw:text-style-name="P48" svg:x1="2.2165in" svg:y1="0.8626in" svg:x2="2.2165in" svg:y2="1.8126in"><text:p/></draw:line><draw:line draw:style-name="gr71" draw:text-style-name="P54" svg:x1="0.7165in" svg:y1="1.0626in" svg:x2="2.2165in" svg:y2="1.1626in"><text:p text:style-name="P47"><text:span text:style-name="T22">AMQP Open</text:span></text:p><text:p text:style-name="P47"><text:span text:style-name="T22"/></text:p></draw:line><draw:line draw:style-name="gr72" draw:text-style-name="P54" svg:x1="2.2165in" svg:y1="1.3126in" svg:x2="3.7165in" svg:y2="1.4126in"><text:p text:style-name="P47"><text:span text:style-name="T22">AMQP Open</text:span></text:p><text:p text:style-name="P47"><text:span text:style-name="T22"/></text:p></draw:line><draw:custom-shape draw:style-name="gr73" draw:text-style-name="P54" svg:width="1.2504in" svg:height="0.7004in" svg:x="3.7165in" svg:y="1.0626in"><text:p text:style-name="P47"><text:span text:style-name="T22">QDR</text:span></text:p><text:p text:style-name="P47"><text:span text:style-name="T22">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text:p></draw:text-box></draw:frame><text:span text:style-name="T10">Figure </text:span><text:span text:style-name="T14">4</text:span><text:span text:style-name="T10"> – </text:span><text:span text:style-name="T14">AMQP Open Forwarding with No Policy Approval</text:span></text:p>
      <text:p text:style-name="P5"><text:span text:style-name="T15"/></text:p>
      <text:p text:style-name="P5"><text:span text:style-name="T15">With Policy enforcement </text:span><text:span text:style-name="T10">QDR intercepts the AMQP Open and </text:span><text:span text:style-name="T13">extracts the Remote Host, Authenticated User, QDR Application tuple for approval. </text:span></text:p>
      <text:p text:style-name="P27"><draw:frame draw:style-name="fr3" draw:name="Frame5" text:anchor-type="paragraph" svg:width="6.5728in" draw:z-index="8"><draw:text-box fo:min-height="3.539in"><text:p text:style-name="Frame_20_contents"><draw:g text:anchor-type="paragraph" draw:z-index="9" draw:style-name="gr1"><draw:custom-shape draw:style-name="gr74" draw:text-style-name="P54" svg:width="0.6004in" svg:height="0.5504in" svg:x="0.6in" svg:y="0.1457in"><text:p text:style-name="P47"><text:span text:style-name="T22">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54" svg:width="0.6004in" svg:height="0.5504in" svg:x="2.1in" svg:y="0.1457in"><text:p text:style-name="P47"><text:span text:style-name="T22">QD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48" svg:x1="0.8996in" svg:y1="0.6961in" svg:x2="0.8996in" svg:y2="1.6461in"><text:p/></draw:line><draw:line draw:style-name="gr77" draw:text-style-name="P48" svg:x1="2.3996in" svg:y1="0.6961in" svg:x2="2.3996in" svg:y2="2.9961in"><text:p/></draw:line><draw:line draw:style-name="gr78" draw:text-style-name="P54" svg:x1="0.8996in" svg:y1="0.7961in" svg:x2="2.3996in" svg:y2="0.8961in"><text:p text:style-name="P47"><text:span text:style-name="T22">AMQP Open</text:span></text:p><text:p text:style-name="P47"><text:span text:style-name="T22"/></text:p></draw:line><draw:line draw:style-name="gr79" draw:text-style-name="P54" svg:x1="2.3996in" svg:y1="2.7961in" svg:x2="3.8996in" svg:y2="2.8961in"><text:p text:style-name="P47"><text:span text:style-name="T22">AMQP Open</text:span></text:p><text:p text:style-name="P47"><text:span text:style-name="T22"/></text:p></draw:line><draw:custom-shape draw:style-name="gr80" draw:text-style-name="P54" svg:width="1.2504in" svg:height="0.7004in" svg:x="3.9in" svg:y="2.5457in"><text:p text:style-name="P47"><text:span text:style-name="T22">QDR</text:span></text:p><text:p text:style-name="P47"><text:span text:style-name="T22">Network</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style-name="gr81" draw:text-style-name="P54" svg:width="0.6004in" svg:height="0.5504in" svg:x="3.55in" svg:y="0.1457in"><text:p text:style-name="P47"><text:span text:style-name="T22">$polic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2" draw:text-style-name="P48" svg:x1="3.8496in" svg:y1="0.6961in" svg:x2="3.8496in" svg:y2="2.2461in"><text:p/></draw:line><draw:line draw:style-name="gr83" draw:text-style-name="P54" svg:x1="2.3996in" svg:y1="0.9461in" svg:x2="3.8496in" svg:y2="1.0461in"><text:p text:style-name="P47"><text:span text:style-name="T22">authorize</text:span></text:p><text:p text:style-name="P47"><text:span text:style-name="T22">(host, user, app)</text:span></text:p></draw:line><draw:line draw:style-name="gr84" draw:text-style-name="P54" svg:x1="2.3996in" svg:y1="1.4461in" svg:x2="3.8496in" svg:y2="1.2961in"><text:p text:style-name="P47"><text:span text:style-name="T22">authorize: OK</text:span></text:p><text:p text:style-name="P47"><text:span text:style-name="T22">policy = users</text:span></text:p></draw:line><draw:line draw:style-name="gr85" draw:text-style-name="P54" svg:x1="2.3996in" svg:y1="1.6961in" svg:x2="3.8496in" svg:y2="1.7961in"><text:p text:style-name="P47"><text:span text:style-name="T22">policy lookup</text:span></text:p><text:p text:style-name="P47"><text:span text:style-name="T22">policy = users</text:span></text:p></draw:line><draw:line draw:style-name="gr86" draw:text-style-name="P54" svg:x1="2.3996in" svg:y1="2.1961in" svg:x2="3.8496in" svg:y2="2.0461in"><text:p text:style-name="P47"><text:span text:style-name="T22">Policy data</text:span></text:p><text:p text:style-name="P47"><text:span text:style-name="T22">policy = users</text:span></text:p></draw:line></draw:g></text:p></draw:text-box></draw:frame></text:p>
      <text:h text:style-name="P35" text:outline-level="3"/>
      <text:h text:style-name="P35" text:outline-level="3"/>
      <text:h text:style-name="P35" text:outline-level="3"/>
      <text:h text:style-name="P35" text:outline-level="3"/>
      <text:h text:style-name="P35" text:outline-level="3"/>
      <text:p text:style-name="P33"><text:bookmark-start text:name="__RefHeading__131_638938436"/><text:span text:style-name="T16">Figure </text:span><text:span text:style-name="T17">5</text:span><text:span text:style-name="T16"> – </text:span><text:span text:style-name="T14">AMQP Open Forwarding with Policy Approval</text:span><text:bookmark-end text:name="__RefHeading__131_638938436"/></text:p>
      <text:p text:style-name="P20"><text:span text:style-name="T13">Approval may come from</text:span></text:p>
      <text:list xml:id="list6084970253015511304" text:style-name="L94">
        <text:list-item>
          <text:p text:style-name="P26">Local Policy service.<text:line-break/>Using local policy the approval is done locally.</text:p>
        </text:list-item>
        <text:list-item>
          <text:p text:style-name="P30"><text:soft-page-break/><text:span text:style-name="T10">Remote Policy service.<text:line-break/>With the remote service, TBD but probably a connection to </text:span><text:span text:style-name="T9">$policy</text:span><text:span text:style-name="T10">.</text:span></text:p>
        </text:list-item>
      </text:list>
      <text:p text:style-name="P29"><text:span text:style-name="T18">Q</text:span>DR will cache both steps of the policy lookup.</text:p>
      <table:table table:name="Table4" table:style-name="Table4">
        <table:table-column table:style-name="Table4.A" table:number-columns-repeated="2"/>
        <table:table-row>
          <table:table-cell table:style-name="Table4.A1" office:value-type="string">
            <text:p text:style-name="P44">Policy cache key</text:p>
          </table:table-cell>
          <table:table-cell table:style-name="Table4.B1" office:value-type="string">
            <text:p text:style-name="P44">Cached policy data</text:p>
          </table:table-cell>
        </table:table-row>
        <table:table-row>
          <table:table-cell table:style-name="Table4.A2" office:value-type="string">
            <text:p text:style-name="P43">Host, user, application</text:p>
          </table:table-cell>
          <table:table-cell table:style-name="Table4.B2" office:value-type="string">
            <text:p text:style-name="P43">Resource Limit Policy name</text:p>
          </table:table-cell>
        </table:table-row>
        <table:table-row>
          <table:table-cell table:style-name="Table4.A2" office:value-type="string">
            <text:p text:style-name="P43">Resource Limit Policy name</text:p>
          </table:table-cell>
          <table:table-cell table:style-name="Table4.B2" office:value-type="string">
            <text:p text:style-name="P43">Resource Limits</text:p>
          </table:table-cell>
        </table:table-row>
      </table:table>
      <text:p text:style-name="P42"><text:span text:style-name="T5">Table 4</text:span> – <text:span text:style-name="T19">QDR Policy caches</text:span></text:p>
      <text:h text:style-name="P36" text:outline-level="3"><text:bookmark-start text:name="__RefHeading__413_694763526"/><text:span text:style-name="T13">R</text:span><text:span text:style-name="T10">esource Limits</text:span><text:bookmark-end text:name="__RefHeading__413_694763526"/></text:h>
      <text:p text:style-name="P27">Policy enforcement maintains a cache of named Resource Limit policy values (see Table 2 above). QDR uses the cached values for completing the connection.</text:p>
      <text:p text:style-name="P27">Resource limits are applied at various points in the AMQP connection life cycle:</text:p>
      <text:list xml:id="list725545326723770478" text:style-name="L95">
        <text:list-item>
          <text:p text:style-name="P28">AMQP Open</text:p>
        </text:list-item>
        <text:list-item>
          <text:p text:style-name="P28">AMQP Begin</text:p>
        </text:list-item>
        <text:list-item>
          <text:p text:style-name="P28">AMQP Attach</text:p>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uck Rolke</meta:initial-creator>
    <meta:creation-date>2016-01-04T12:34:40.794379095</meta:creation-date>
    <dc:date>2016-01-05T11:16:56.778828754</dc:date>
    <dc:creator>Chuck Rolke</dc:creator>
    <meta:editing-duration>PT1H32M35S</meta:editing-duration>
    <meta:editing-cycles>10</meta:editing-cycles>
    <meta:generator>LibreOffice/4.3.7.2$Linux_X86_64 LibreOffice_project/430$Build-2</meta:generator>
    <meta:document-statistic meta:table-count="4" meta:image-count="0" meta:object-count="0" meta:page-count="7" meta:paragraph-count="99" meta:word-count="750" meta:character-count="5039" meta:non-whitespace-character-count="4382"/>
  </office:meta>
</office:document-meta>
</file>